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3cm" fo:min-width="3.68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967cm" fo:min-width="3.682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634cm" fo:min-width="3.682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067cm" fo:min-width="3.682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67cm" fo:min-width="3.682cm"/>
      <style:paragraph-properties style:writing-mode="lr-tb"/>
    </style:style>
    <style:style style:name="gr6" style:family="graphic" style:parent-style-name="objectwithoutfill">
      <style:graphic-properties draw:marker-end="Diamond_20_unfilled" draw:marker-end-width="0.3cm" draw:fill="solid" draw:textarea-vertical-align="middle"/>
    </style:style>
    <style:style style:name="gr7" style:family="graphic" style:parent-style-name="objectwithoutfill">
      <style:graphic-properties draw:marker-end="Diamond" draw:marker-end-width="0.3cm" draw:fill="solid" draw:textarea-vertical-align="middle"/>
    </style:style>
    <style:style style:name="gr8" style:family="graphic" style:parent-style-name="objectwithoutfill">
      <style:graphic-properties draw:marker-end="Triangle_20_unfilled" draw:marker-end-width="0.3cm" draw:fill="solid" draw:textarea-vertical-align="middle"/>
    </style:style>
    <style:style style:name="gr9" style:family="graphic" style:parent-style-name="objectwithoutfill">
      <style:graphic-properties draw:stroke="dash" draw:stroke-dash="Dashed_20__28_var_29_" draw:marker-start="Arrow" draw:marker-start-width="0.3cm" draw:marker-end="" draw:marker-end-width="0.3cm" draw:fill="solid" draw:textarea-vertical-align="midd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solid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4.182cm" svg:height="0.883cm" svg:x="14.35cm" svg:y="1.52cm">
              <text:p text:style-name="P1"><text:span text:style-name="T1">MaintInterval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4.182cm" svg:height="1.217cm" svg:x="14.35cm" svg:y="2.4cm">
              <text:p text:style-name="P1"><text:span text:style-name="T2">distance + </text:span><text:span text:style-name="T2">units</text:span></text:p>
              <text:p text:style-name="P1"><text:span text:style-name="T2">days interva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4.182cm" svg:height="0.883cm" svg:x="14.35cm" svg:y="3.617cm">
              <text:p text:style-name="P1"><text:span text:style-name="T2">(methods)</text:span></text:p>
              <draw:enhanced-geometry svg:viewBox="0 0 21600 21600" draw:type="rectangle" draw:enhanced-path="M 0 0 L 21600 0 21600 21600 0 21600 0 0 Z N"/>
            </draw:custom-shape>
          </draw:g>
          <draw:g xml:id="id2" draw:id="id2">
            <draw:custom-shape draw:style-name="gr1" draw:text-style-name="P2" draw:layer="layout" svg:width="4.182cm" svg:height="0.883cm" svg:x="3.1cm" svg:y="6.55cm">
              <text:p text:style-name="P1"><text:span text:style-name="T1">ComponentTy</text:span><text:span text:style-name="T1">pe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4.182cm" svg:height="0.884cm" svg:x="3.1cm" svg:y="7.433cm">
              <text:p text:style-name="P1"><text:span text:style-name="T2">(data)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4.182cm" svg:height="0.883cm" svg:x="3.1cm" svg:y="8.317cm">
              <text:p text:style-name="P1"><text:span text:style-name="T2">(methods)</text:span></text:p>
              <draw:enhanced-geometry svg:viewBox="0 0 21600 21600" draw:type="rectangle" draw:enhanced-path="M 0 0 L 21600 0 21600 21600 0 21600 0 0 Z N"/>
            </draw:custom-shape>
          </draw:g>
          <draw:g xml:id="id1" draw:id="id1">
            <draw:custom-shape draw:style-name="gr1" draw:text-style-name="P2" draw:layer="layout" svg:width="4.182cm" svg:height="0.883cm" svg:x="3.1cm" svg:y="11.535cm">
              <text:p text:style-name="P1"><text:span text:style-name="T1">Component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4.182cm" svg:height="0.884cm" svg:x="3.1cm" svg:y="12.418cm">
              <text:p text:style-name="P1"><text:span text:style-name="T2">(data)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4.182cm" svg:height="0.883cm" svg:x="3.1cm" svg:y="13.302cm">
              <text:p text:style-name="P1"><text:span text:style-name="T2">(methods)</text:span></text:p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1" draw:text-style-name="P2" draw:layer="layout" svg:width="4.182cm" svg:height="0.883cm" svg:x="10.018cm" svg:y="6.34cm">
              <text:p text:style-name="P1"><text:span text:style-name="T1">MaintTyp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4.182cm" svg:height="1.317cm" svg:x="10.018cm" svg:y="7.21cm">
              <text:p text:style-name="P1"><text:span text:style-name="T2">Description</text:span></text:p>
              <text:p text:style-name="P1"><text:span text:style-name="T2">recurring: bool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4.182cm" svg:height="0.883cm" svg:x="10.018cm" svg:y="8.527cm">
              <text:p text:style-name="P1"><text:span text:style-name="T2">(methods)</text:span></text:p>
              <draw:enhanced-geometry svg:viewBox="0 0 21600 21600" draw:type="rectangle" draw:enhanced-path="M 0 0 L 21600 0 21600 21600 0 21600 0 0 Z N"/>
            </draw:custom-shape>
          </draw:g>
          <draw:g xml:id="id3" draw:id="id3">
            <draw:custom-shape draw:style-name="gr1" draw:text-style-name="P2" draw:layer="layout" svg:width="4.182cm" svg:height="0.883cm" svg:x="14.35cm" svg:y="11.535cm">
              <text:p text:style-name="P1"><text:span text:style-name="T1">MaintAction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4.182cm" svg:height="0.884cm" svg:x="14.35cm" svg:y="12.418cm">
              <text:p text:style-name="P1"><text:span text:style-name="T2">(data)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4.182cm" svg:height="0.883cm" svg:x="14.35cm" svg:y="13.302cm">
              <text:p text:style-name="P1"><text:span text:style-name="T2">(methods)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4.182cm" svg:height="0.883cm" svg:x="10.05cm" svg:y="16.3cm">
              <text:p text:style-name="P1"><text:span text:style-name="T1">MaintActionHi</text:span><text:span text:style-name="T1">st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4.182cm" svg:height="1.617cm" svg:x="10.05cm" svg:y="17.183cm">
              <text:p text:style-name="P1"><text:span text:style-name="T2">Description</text:span></text:p>
              <text:p text:style-name="P1"><text:span text:style-name="T2">distance + units</text:span></text:p>
              <text:p text:style-name="P1"><text:span text:style-name="T2">date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4.182cm" svg:height="0.883cm" svg:x="10.05cm" svg:y="18.797cm">
              <text:p text:style-name="P1"><text:span text:style-name="T2">(methods)</text:span></text:p>
              <draw:enhanced-geometry svg:viewBox="0 0 21600 21600" draw:type="rectangle" draw:enhanced-path="M 0 0 L 21600 0 21600 21600 0 21600 0 0 Z N"/>
            </draw:custom-shape>
          </draw:g>
          <draw:connector draw:style-name="gr6" draw:text-style-name="P3" draw:layer="layout" draw:type="line" svg:x1="5.191cm" svg:y1="11.535cm" svg:x2="5.191cm" svg:y2="9.2cm" draw:start-shape="id1" draw:start-glue-point="0" draw:end-shape="id2" draw:end-glue-point="2" svg:d="M5191 11535v-2335" svg:viewBox="0 0 1 2336">
            <text:p/>
          </draw:connector>
          <draw:connector draw:style-name="gr7" draw:text-style-name="P3" draw:layer="layout" draw:type="line" svg:x1="12.141cm" svg:y1="16.3cm" svg:x2="5.191cm" svg:y2="14.185cm" draw:end-shape="id1" draw:end-glue-point="2" svg:d="M12141 16300l-6950-2115" svg:viewBox="0 0 6951 2116">
            <text:p/>
          </draw:connector>
          <draw:connector draw:style-name="gr6" draw:text-style-name="P3" draw:layer="layout" draw:type="line" svg:x1="16.441cm" svg:y1="11.535cm" svg:x2="12.109cm" svg:y2="9.41cm" draw:start-shape="id3" draw:start-glue-point="0" draw:end-shape="id4" draw:end-glue-point="2" svg:d="M16441 11535l-4332-2125" svg:viewBox="0 0 4333 2126">
            <text:p/>
          </draw:connector>
          <draw:connector draw:style-name="gr8" draw:text-style-name="P3" xml:id="id5" draw:id="id5" draw:layer="layout" draw:type="line" svg:x1="16.441cm" svg:y1="11.535cm" svg:x2="16.441cm" svg:y2="4.5cm" draw:start-shape="id3" draw:start-glue-point="0" svg:d="M16441 11535v-7035" svg:viewBox="0 0 1 7036">
            <text:p/>
          </draw:connector>
          <draw:connector draw:style-name="gr8" draw:text-style-name="P3" draw:layer="layout" draw:type="line" svg:x1="12.109cm" svg:y1="6.34cm" svg:x2="16.441cm" svg:y2="4.5cm" draw:start-shape="id4" draw:start-glue-point="0" draw:end-shape="id5" draw:end-glue-point="3" svg:d="M12109 6340l4332-1840" svg:viewBox="0 0 4333 1841">
            <text:p/>
          </draw:connector>
          <draw:connector draw:style-name="gr7" draw:text-style-name="P3" draw:layer="layout" draw:type="line" svg:x1="10.018cm" svg:y1="7.875cm" svg:x2="7.282cm" svg:y2="7.875cm" draw:start-shape="id4" draw:start-glue-point="3" draw:end-shape="id2" draw:end-glue-point="1" svg:d="M10018 7875h-2736" svg:viewBox="0 0 2737 1">
            <text:p/>
          </draw:connector>
          <draw:connector draw:style-name="gr7" draw:text-style-name="P3" draw:layer="layout" draw:type="line" svg:x1="14.35cm" svg:y1="12.86cm" svg:x2="7.282cm" svg:y2="12.86cm" draw:start-shape="id3" draw:start-glue-point="3" draw:end-shape="id1" draw:end-glue-point="1" svg:d="M14350 12860h-7068" svg:viewBox="0 0 7069 1">
            <text:p/>
          </draw:connector>
          <draw:connector draw:style-name="gr9" draw:text-style-name="P5" draw:layer="layout" draw:type="line" svg:x1="16.441cm" svg:y1="14.185cm" svg:x2="12.141cm" svg:y2="16.3cm" draw:start-shape="id3" draw:start-glue-point="2" svg:d="M16441 14185l-4300 2115" svg:viewBox="0 0 4301 2116">
            <text:p text:style-name="P4"><text:span text:style-name="T3">(instantiated from)</text:span></text:p>
          </draw:connector>
        </draw:g>
      </draw:page>
      <draw:page draw:name="page2" draw:style-name="dp1" draw:master-page-name="Default">
        <draw:frame draw:style-name="gr10" draw:text-style-name="P6" draw:layer="layout" svg:width="3.8cm" svg:height="0.962cm" svg:x="3.3cm" svg:y="1.7cm">
          <draw:text-box>
            <text:p><text:span text:style-name="T4">Incidents</text:span></text:p>
          </draw:text-box>
        </draw:frame>
        <draw:g xml:id="id7" draw:id="id7">
          <draw:custom-shape draw:style-name="gr1" draw:text-style-name="P2" draw:layer="layout" svg:width="4.182cm" svg:height="0.883cm" svg:x="3.173cm" svg:y="7.987cm">
            <text:p text:style-name="P1"><text:span text:style-name="T1">IncidentTyp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182cm" svg:height="0.884cm" svg:x="3.173cm" svg:y="8.8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173cm" svg:y="9.7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4.182cm" svg:height="0.883cm" svg:x="3.573cm" svg:y="15.787cm">
            <text:p text:style-name="P1"><text:span text:style-name="T1">Respon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182cm" svg:height="0.884cm" svg:x="3.573cm" svg:y="16.6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573cm" svg:y="17.5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4.182cm" svg:height="0.883cm" svg:x="12.473cm" svg:y="11.687cm">
            <text:p text:style-name="P1"><text:span text:style-name="T1">Incid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182cm" svg:height="0.884cm" svg:x="12.473cm" svg:y="12.5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473cm" svg:y="13.4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4.182cm" svg:height="0.883cm" svg:x="4.173cm" svg:y="11.787cm">
            <text:p text:style-name="P1"><text:span text:style-name="T1">Impac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182cm" svg:height="0.884cm" svg:x="4.173cm" svg:y="12.6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4.173cm" svg:y="13.5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8" xml:id="id6" draw:id="id6" draw:layer="layout" svg:width="3.8cm" svg:height="1.673cm" svg:x="3.3cm" svg:y="5cm">
          <draw:text-box>
            <text:p text:style-name="P7">(Network,</text:p>
            <text:p text:style-name="P7">Game)</text:p>
          </draw:text-box>
        </draw:frame>
        <draw:frame draw:style-name="gr10" draw:text-style-name="P8" xml:id="id9" draw:id="id9" draw:layer="layout" svg:width="3.8cm" svg:height="0.962cm" svg:x="12.7cm" svg:y="7cm">
          <draw:text-box>
            <text:p text:style-name="P7">Line</text:p>
          </draw:text-box>
        </draw:frame>
        <draw:connector draw:style-name="gr12" draw:text-style-name="P3" draw:layer="layout" draw:type="line" svg:x1="5.2cm" svg:y1="6.673cm" svg:x2="5.264cm" svg:y2="7.987cm" draw:start-shape="id6" draw:start-glue-point="2" draw:end-shape="id7" draw:end-glue-point="0" svg:d="M5200 6673l64 1314" svg:viewBox="0 0 65 1315">
          <text:p/>
        </draw:connector>
        <draw:connector draw:style-name="gr12" draw:text-style-name="P3" draw:layer="layout" draw:line-skew="-0.7cm" svg:x1="3.3cm" svg:y1="5.836cm" svg:x2="3.573cm" svg:y2="17.112cm" draw:start-shape="id6" draw:start-glue-point="3" draw:end-shape="id8" draw:end-glue-point="3" svg:d="M3300 5836h-1200v11276h1473" svg:viewBox="0 0 1474 11277">
          <text:p/>
        </draw:connector>
        <draw:connector draw:style-name="gr12" draw:text-style-name="P3" draw:layer="layout" draw:type="line" svg:x1="14.6cm" svg:y1="7.962cm" svg:x2="14.564cm" svg:y2="11.687cm" draw:start-shape="id9" draw:start-glue-point="2" draw:end-shape="id10" draw:end-glue-point="0" svg:d="M14600 7962l-36 3725" svg:viewBox="0 0 37 3726">
          <text:p/>
        </draw:connector>
        <draw:connector draw:style-name="gr12" draw:text-style-name="P3" draw:layer="layout" draw:type="line" svg:x1="5.664cm" svg:y1="15.787cm" svg:x2="6.264cm" svg:y2="14.437cm" draw:start-shape="id8" draw:start-glue-point="0" draw:end-shape="id11" svg:d="M5664 15787l600-1350" svg:viewBox="0 0 601 1351">
          <text:p/>
        </draw:connector>
        <draw:connector draw:style-name="gr12" draw:text-style-name="P3" draw:layer="layout" draw:type="line" svg:x1="5.264cm" svg:y1="10.637cm" svg:x2="6.264cm" svg:y2="11.787cm" draw:start-shape="id7" draw:start-glue-point="2" draw:end-shape="id11" draw:end-glue-point="0" svg:d="M5264 10637l1000 1150" svg:viewBox="0 0 1001 1151">
          <text:p/>
        </draw:connector>
        <draw:connector draw:style-name="gr12" draw:text-style-name="P3" draw:layer="layout" draw:type="line" svg:x1="7.355cm" svg:y1="9.312cm" svg:x2="12.473cm" svg:y2="13.012cm" draw:start-shape="id7" draw:start-glue-point="1" draw:end-shape="id10" draw:end-glue-point="3" svg:d="M7355 9312l5118 3700" svg:viewBox="0 0 5119 3701">
          <text:p/>
        </draw:connector>
        <draw:connector draw:style-name="gr12" draw:text-style-name="P3" draw:layer="layout" draw:type="line" svg:x1="7.755cm" svg:y1="17.112cm" svg:x2="12.473cm" svg:y2="13.012cm" draw:start-shape="id8" draw:start-glue-point="1" draw:end-shape="id10" draw:end-glue-point="3" svg:d="M7755 17112l4718-4100" svg:viewBox="0 0 4719 4101">
          <text:p/>
        </draw:connector>
        <draw:connector draw:style-name="gr12" draw:text-style-name="P3" draw:layer="layout" draw:type="line" svg:x1="8.355cm" svg:y1="13.112cm" svg:x2="12.473cm" svg:y2="13.012cm" draw:start-shape="id11" draw:start-glue-point="1" draw:end-shape="id10" draw:end-glue-point="3" svg:d="M8355 13112l4118-100" svg:viewBox="0 0 4119 1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imon Lambourn</meta:initial-creator>
    <meta:creation-date>2020-04-26T04:38:22.668781080</meta:creation-date>
    <dc:date>2021-05-22T19:55:02.533743794</dc:date>
    <dc:creator>Simon Lambourn</dc:creator>
    <meta:editing-duration>PT7H2M7S</meta:editing-duration>
    <meta:editing-cycles>13</meta:editing-cycles>
    <meta:generator>LibreOffice/7.1.2.2$Linux_X86_64 LibreOffice_project/10$Build-2</meta:generator>
    <meta:document-statistic meta:object-count="60"/>
  </office:meta>
</office:document-meta>
</file>